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0.6201in"/>
    </style:style>
    <style:style style:name="co8" style:family="table-column">
      <style:table-column-properties fo:break-before="auto" style:column-width="2.1602in"/>
    </style:style>
    <style:style style:name="co4" style:family="table-column">
      <style:table-column-properties fo:break-before="auto" style:column-width="1.1409in"/>
    </style:style>
    <style:style style:name="co5" style:family="table-column">
      <style:table-column-properties fo:break-before="auto" style:column-width="1.1189in"/>
    </style:style>
    <style:style style:name="co6" style:family="table-column">
      <style:table-column-properties fo:break-before="auto" style:column-width="2.9807in"/>
    </style:style>
    <style:style style:name="co7" style:family="table-column">
      <style:table-column-properties fo:break-before="auto" style:column-width="1.2618in"/>
    </style:style>
    <style:style style:name="co9" style:family="table-column">
      <style:table-column-properties fo:break-before="auto" style:column-width="2.8457in"/>
    </style:style>
    <style:style style:name="co10" style:family="table-column">
      <style:table-column-properties fo:break-before="auto" style:column-width="3.3193in"/>
    </style:style>
    <style:style style:name="co11" style:family="table-column">
      <style:table-column-properties fo:break-before="auto" style:column-width="1.5472in"/>
    </style:style>
    <style:style style:name="co12" style:family="table-column">
      <style:table-column-properties fo:break-before="auto" style:column-width="0.7091in"/>
    </style:style>
    <style:style style:name="co13" style:family="table-column">
      <style:table-column-properties fo:break-before="auto" style:column-width="1.4957in"/>
    </style:style>
    <style:style style:name="co14" style:family="table-column">
      <style:table-column-properties fo:break-before="auto" style:column-width="4.9827in"/>
    </style:style>
    <style:style style:name="co15" style:family="table-column">
      <style:table-column-properties fo:break-before="auto" style:column-width="0.9972in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4791in" fo:break-before="auto" style:use-optimal-row-height="false"/>
    </style:style>
    <style:style style:name="ro9" style:family="table-row">
      <style:table-row-properties style:row-height="0.2402in" fo:break-before="auto" style:use-optimal-row-height="false"/>
    </style:style>
    <style:style style:name="ro10" style:family="table-row">
      <style:table-row-properties style:row-height="0.1898in" fo:break-before="auto" style:use-optimal-row-height="true"/>
    </style:style>
    <style:style style:name="ta2" style:family="table" style:master-page-name="PageStyle_5f_Permanant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Outsourced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001" number:language="en" number:country="US">
      <number:number number:decimal-places="0" number:min-integer-digits="1"/>
    </number:number-style>
    <number:text-style style:name="N5100" number:language="en" number:country="US">
      <number:text-content/>
    </number:text-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diagonal-bl-tr="none" style:diagonal-tl-br="none" fo:background-color="transparent" fo:border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order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e6e6e6" style:diagonal-bl-tr="none" style:diagonal-tl-br="none" style:text-align-source="fix" style:repeat-content="false" fo:wrap-option="wrap" fo:border="0.0138in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138in solid #000000" fo:padding="0.028in"/>
      <style:paragraph-properties fo:text-align="center" fo:margin-left="0in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1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3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fo:padding="0.028in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138in solid #000000" style:direction="ltr" fo:padding="0.028in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6" style:family="table-cell" style:parent-style-name="Default">
      <style:table-cell-properties fo:background-color="#e6e6e6" style:diagonal-bl-tr="none" style:diagonal-tl-br="none" style:text-align-source="fix" style:repeat-content="false" fo:wrap-option="wrap" fo:border="0.0138in solid #000000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_20_2">
      <style:table-cell-properties style:diagonal-bl-tr="none" style:diagonal-tl-br="none" fo:background-color="transparent" fo:border="0.0138in solid #000000" fo:padding="0.028in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8" style:family="table-cell" style:parent-style-name="Normal_20_2">
      <style:table-cell-properties style:diagonal-bl-tr="none" style:diagonal-tl-br="none" fo:background-color="transparent" fo:border="0.0138in solid #000000" fo:padding="0.028in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138in solid #000000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38in solid #000000" style:direction="ltr" fo:padding="0.028in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ISEVEN(ROW()))" style:apply-style-name="Untitled1" style:base-cell-address="Outsourced.A3"/>
    </style:style>
    <style:style style:name="ce21" style:family="table-cell" style:parent-style-name="Default">
      <style:table-cell-properties fo:padding="0.028in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0138in solid #000000" fo:padding="0.028in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3" style:family="table-cell" style:parent-style-name="Default">
      <style:table-cell-properties style:diagonal-bl-tr="none" style:diagonal-tl-br="none" fo:background-color="transparent" fo:border="0.0138in solid #000000" fo:padding="0.028in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4" style:family="table-cell" style:parent-style-name="Default">
      <style:table-cell-properties style:diagonal-bl-tr="none" style:diagonal-tl-br="none" fo:background-color="transparent" fo:border="0.0138in solid #000000" fo:padding="0.028in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5" style:family="table-cell" style:parent-style-name="Normal_20_6">
      <style:table-cell-properties style:diagonal-bl-tr="none" style:diagonal-tl-br="none" style:text-align-source="fix" style:repeat-content="false" fo:background-color="transparent" fo:border="0.0138in solid #000000" fo:padding="0.028in"/>
      <style:paragraph-properties fo:text-align="center" fo:margin-left="0in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38in solid #000000" style:direction="ltr" fo:padding="0.028in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7" style:family="table-cell" style:parent-style-name="Normal_20_6">
      <style:table-cell-properties style:diagonal-bl-tr="none" style:diagonal-tl-br="none" fo:background-color="transparent" fo:border="0.0138in solid #000000" fo:padding="0.028in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fo:padding="0.028in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38in solid #000000" style:direction="ltr" fo:padding="0.028in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138in solid #000000" style:direction="ltr" fo:padding="0.028in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1" style:family="table-cell" style:parent-style-name="Normal_20_6">
      <style:table-cell-properties style:diagonal-bl-tr="none" style:diagonal-tl-br="none" style:text-align-source="fix" style:repeat-content="false" fo:background-color="transparent" fo:wrap-option="no-wrap" fo:border="0.0138in solid #000000" style:direction="ltr" fo:padding="0.028in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2" style:family="table-cell" style:parent-style-name="Normal_20_6" style:data-style-name="N5001">
      <style:table-cell-properties style:diagonal-bl-tr="none" style:diagonal-tl-br="none" style:text-align-source="fix" style:repeat-content="false" fo:background-color="transparent" fo:wrap-option="no-wrap" fo:border="0.0138in solid #000000" style:direction="ltr" fo:padding="0.028in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3" style:family="table-cell" style:parent-style-name="Default" style:data-style-name="N12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138in solid #000000" style:direction="ltr" fo:padding="0.028in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4" style:family="table-cell" style:parent-style-name="Comma_20_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fo:padding="0.028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5" style:family="table-cell" style:parent-style-name="Default" style:data-style-name="N5100">
      <style:table-cell-properties style:diagonal-bl-tr="none" style:diagonal-tl-br="none" style:text-align-source="fix" style:repeat-content="false" fo:wrap-option="no-wrap" fo:border="0.0138in solid #000000" style:direction="ltr" fo:padding="0.028in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6" style:family="table-cell" style:parent-style-name="Default" style:data-style-name="N5100">
      <style:table-cell-properties style:diagonal-bl-tr="none" style:diagonal-tl-br="none" style:text-align-source="fix" style:repeat-content="false" fo:background-color="transparent" fo:wrap-option="no-wrap" fo:border="0.0138in solid #000000" style:direction="ltr" fo:padding="0.028in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7" style:family="table-cell" style:parent-style-name="Default" style:data-style-name="N5100">
      <style:table-cell-properties fo:background-color="#ffffff" style:diagonal-bl-tr="none" style:diagonal-tl-br="none" style:text-align-source="fix" style:repeat-content="false" fo:wrap-option="no-wrap" fo:border="0.0138in solid #000000" style:direction="ltr" fo:padding="0.028in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fo:padding="0.028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fo:padding="0.028in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138in solid #000000" style:direction="ltr" fo:padding="0.028in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50" style:family="table-cell" style:parent-style-name="Excel_20_Built-in_20_Comma" style:data-style-name="N2">
      <style:table-cell-properties fo:background-color="#e6e6e6" style:cell-protect="protected" style:print-content="true" style:diagonal-bl-tr="none" style:diagonal-tl-br="none" style:text-align-source="fix" style:repeat-content="false" fo:wrap-option="wrap" fo:border="0.0138in solid #000000" style:direction="ltr" fo:padding="0.028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fo:padding="0.028in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52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fo:padding="0.028in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padding="0.028in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utsourced" table:style-name="ta4" table:print="false">
        <office:forms form:automatic-focus="false" form:apply-design-mode="false"/>
        <table:table-column table:style-name="co4" table:default-cell-style-name="ce11"/>
        <table:table-column table:style-name="co5" table:default-cell-style-name="ce11"/>
        <table:table-column table:style-name="co6" table:default-cell-style-name="ce21"/>
        <table:table-column table:style-name="co7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8" table:default-cell-style-name="ce21"/>
        <table:table-column table:style-name="co12" table:default-cell-style-name="ce11"/>
        <table:table-column table:style-name="co13" table:number-columns-repeated="4" table:default-cell-style-name="ce21"/>
        <table:table-column table:style-name="co14" table:default-cell-style-name="ce21"/>
        <table:table-column table:style-name="co15" table:default-cell-style-name="ce52"/>
        <table:table-column table:style-name="co12" table:number-columns-repeated="998" table:default-cell-style-name="ce21"/>
        <table:table-column table:style-name="co12" table:number-columns-repeated="11" table:default-cell-style-name="Default"/>
        <table:table-row table:style-name="ro8">
          <table:table-cell table:style-name="ce9" office:value-type="string">
            <text:p>EMPLOYEE NUMBER</text:p>
          </table:table-cell>
          <table:table-cell table:style-name="ce9" office:value-type="string">
            <text:p>NIC</text:p>
          </table:table-cell>
          <table:table-cell table:style-name="ce16" office:value-type="string">
            <text:p>NAME</text:p>
          </table:table-cell>
          <table:table-cell table:style-name="ce16" office:value-type="string">
            <text:p>DATE OF JOIN</text:p>
          </table:table-cell>
          <table:table-cell table:style-name="ce16" office:value-type="string">
            <text:p>DESIGNATION</text:p>
          </table:table-cell>
          <table:table-cell table:style-name="ce16" office:value-type="string">
            <text:p>ADDRESS LINE 1</text:p>
          </table:table-cell>
          <table:table-cell table:style-name="ce16" office:value-type="string">
            <text:p>ADDRESS LINE 2</text:p>
          </table:table-cell>
          <table:table-cell table:style-name="ce16" office:value-type="string">
            <text:p>CITY</text:p>
          </table:table-cell>
          <table:table-cell table:style-name="ce9" office:value-type="string">
            <text:p>BANK</text:p>
          </table:table-cell>
          <table:table-cell table:style-name="ce16" office:value-type="string">
            <text:p>BRANCH</text:p>
          </table:table-cell>
          <table:table-cell table:style-name="ce16" office:value-type="string">
            <text:p>BANK CODE</text:p>
          </table:table-cell>
          <table:table-cell table:style-name="ce16" office:value-type="string">
            <text:p>BRANCH CODE</text:p>
          </table:table-cell>
          <table:table-cell table:style-name="ce16" office:value-type="string">
            <text:p>ACCOUNT</text:p>
          </table:table-cell>
          <table:table-cell table:style-name="ce16" office:value-type="string">
            <text:p>ADDRESS</text:p>
          </table:table-cell>
          <table:table-cell table:style-name="ce50" office:value-type="string">
            <text:p>BASIC SALARY</text:p>
          </table:table-cell>
          <table:table-cell table:number-columns-repeated="1009"/>
        </table:table-row>
        <table:table-row table:style-name="ro9">
          <table:table-cell table:style-name="ce10"/>
          <table:table-cell table:style-name="ce12" office:value-type="string" office:string-value="832704822V">
            <text:p>832704822V </text:p>
          </table:table-cell>
          <table:table-cell table:style-name="ce17" office:value-type="string">
            <text:p>RANUKA LAKSHAN</text:p>
          </table:table-cell>
          <table:table-cell table:style-name="ce17"/>
          <table:table-cell table:style-name="ce22" office:value-type="string">
            <text:p>SALES SUPERVISOR</text:p>
          </table:table-cell>
          <table:table-cell table:style-name="ce22" office:value-type="string">
            <text:p>NO 26, <text:s/>NEW TOWN</text:p>
          </table:table-cell>
          <table:table-cell table:style-name="ce22" office:value-type="string">
            <text:p><text:s/>EMBILIPITIYA</text:p>
          </table:table-cell>
          <table:table-cell table:style-name="ce22"/>
          <table:table-cell table:style-name="ce25" office:value-type="string">
            <text:p>COM</text:p>
          </table:table-cell>
          <table:table-cell table:style-name="ce27" table:number-columns-repeated="3"/>
          <table:table-cell table:style-name="ce31" office:value-type="float" office:value="8300024945">
            <text:p>8300024945</text:p>
          </table:table-cell>
          <table:table-cell table:style-name="ce22" office:value-type="string">
            <text:p>NO 26, NEW TOWN, EMBILIPITIYA</text:p>
          </table:table-cell>
          <table:table-cell table:style-name="ce51" office:value-type="float" office:value="25000">
            <text:p>25000.00</text:p>
          </table:table-cell>
          <table:table-cell table:style-name="ce53"/>
          <table:table-cell table:number-columns-repeated="1008"/>
        </table:table-row>
        <table:table-row table:style-name="ro9">
          <table:table-cell table:style-name="ce10"/>
          <table:table-cell table:style-name="ce12" office:value-type="string" office:string-value="900044437V">
            <text:p>900044437V </text:p>
          </table:table-cell>
          <table:table-cell table:style-name="ce17" office:value-type="string">
            <text:p>ISURU PALIHAWADANA</text:p>
          </table:table-cell>
          <table:table-cell table:style-name="ce17"/>
          <table:table-cell table:style-name="ce22" office:value-type="string">
            <text:p>SALES SUPERVISOR</text:p>
          </table:table-cell>
          <table:table-cell table:style-name="ce22" office:value-type="string">
            <text:p>NO 20/4, <text:s/>ST'JOSPH ROAD</text:p>
          </table:table-cell>
          <table:table-cell table:style-name="ce22" office:value-type="string">
            <text:p><text:s/>KANUWANA</text:p>
          </table:table-cell>
          <table:table-cell table:style-name="ce22" office:value-type="string">
            <text:p><text:s/>JA-ELA</text:p>
          </table:table-cell>
          <table:table-cell table:style-name="ce25" office:value-type="string">
            <text:p>HNB</text:p>
          </table:table-cell>
          <table:table-cell table:style-name="ce27" table:number-columns-repeated="3"/>
          <table:table-cell table:style-name="ce31" office:value-type="string">
            <text:p>087020037437</text:p>
          </table:table-cell>
          <table:table-cell table:style-name="ce22" office:value-type="string">
            <text:p>NO 20/4, ST'JOSPH ROAD, KANUWANA, JA-ELA</text:p>
          </table:table-cell>
          <table:table-cell table:style-name="ce51" office:value-type="float" office:value="25000">
            <text:p>25000.00</text:p>
          </table:table-cell>
          <table:table-cell table:style-name="ce53"/>
          <table:table-cell table:number-columns-repeated="1008"/>
        </table:table-row>
        <table:table-row table:style-name="ro9">
          <table:table-cell table:style-name="ce10"/>
          <table:table-cell table:style-name="ce12" office:value-type="string" office:string-value="901423393V">
            <text:p>901423393V </text:p>
          </table:table-cell>
          <table:table-cell table:style-name="ce17" office:value-type="string">
            <text:p>SHASHIKA BULUGAHAHENA</text:p>
          </table:table-cell>
          <table:table-cell table:style-name="ce17"/>
          <table:table-cell table:style-name="ce22" office:value-type="string">
            <text:p>SALES SUPERVISOR</text:p>
          </table:table-cell>
          <table:table-cell table:style-name="ce22" office:value-type="string">
            <text:p>NO 7, <text:s/>MAWATHA 3</text:p>
          </table:table-cell>
          <table:table-cell table:style-name="ce22" office:value-type="string">
            <text:p><text:s/>ARUPPOLA</text:p>
          </table:table-cell>
          <table:table-cell table:style-name="ce22" office:value-type="string">
            <text:p><text:s/>KANDY</text:p>
          </table:table-cell>
          <table:table-cell table:style-name="ce25" office:value-type="string">
            <text:p>COM</text:p>
          </table:table-cell>
          <table:table-cell table:style-name="ce27" table:number-columns-repeated="3"/>
          <table:table-cell table:style-name="ce31" office:value-type="float" office:value="8500031692">
            <text:p>8500031692</text:p>
          </table:table-cell>
          <table:table-cell table:style-name="ce22" office:value-type="string">
            <text:p>NO 7, MAWATHA 3, ARUPPOLA, KANDY</text:p>
          </table:table-cell>
          <table:table-cell table:style-name="ce51" office:value-type="float" office:value="25000">
            <text:p>25000.00</text:p>
          </table:table-cell>
          <table:table-cell table:style-name="ce53"/>
          <table:table-cell table:number-columns-repeated="1008"/>
        </table:table-row>
        <table:table-row table:style-name="ro9">
          <table:table-cell table:style-name="ce10"/>
          <table:table-cell table:style-name="ce12" office:value-type="string" office:string-value="820664140V">
            <text:p>820664140V </text:p>
          </table:table-cell>
          <table:table-cell table:style-name="ce17" office:value-type="string">
            <text:p>R P NANDANASIRI</text:p>
          </table:table-cell>
          <table:table-cell table:style-name="ce17"/>
          <table:table-cell table:style-name="ce23" office:value-type="string">
            <text:p>SUPERVISOR COLOMBO REGION</text:p>
          </table:table-cell>
          <table:table-cell table:style-name="ce22" office:value-type="string">
            <text:p>NO 140/5, <text:s/>KOPIYA WATTA</text:p>
          </table:table-cell>
          <table:table-cell table:style-name="ce23" office:value-type="string">
            <text:p><text:s/>KADAWATHA</text:p>
          </table:table-cell>
          <table:table-cell table:style-name="ce23"/>
          <table:table-cell table:style-name="ce25" office:value-type="string">
            <text:p>COM</text:p>
          </table:table-cell>
          <table:table-cell table:style-name="ce27" table:number-columns-repeated="3"/>
          <table:table-cell table:style-name="ce31" office:value-type="float" office:value="8810025002">
            <text:p>8810025002</text:p>
          </table:table-cell>
          <table:table-cell table:style-name="ce22" office:value-type="string">
            <text:p>NO 140/5, KOPIYA WATTA, KADAWATHA</text:p>
          </table:table-cell>
          <table:table-cell table:style-name="ce51" office:value-type="float" office:value="20000">
            <text:p>20000.00</text:p>
          </table:table-cell>
          <table:table-cell table:style-name="ce53"/>
          <table:table-cell table:number-columns-repeated="1008"/>
        </table:table-row>
        <table:table-row table:style-name="ro9">
          <table:table-cell table:style-name="ce10"/>
          <table:table-cell table:style-name="ce12" office:value-type="string" office:string-value="821020689V">
            <text:p>821020689V </text:p>
          </table:table-cell>
          <table:table-cell table:style-name="ce17" office:value-type="string">
            <text:p>SRIYAN MAWALAGE</text:p>
          </table:table-cell>
          <table:table-cell table:style-name="ce17"/>
          <table:table-cell table:style-name="ce23" office:value-type="string">
            <text:p>PROJECT CORDINATOR</text:p>
          </table:table-cell>
          <table:table-cell table:style-name="ce22" office:value-type="string">
            <text:p>NO 29, <text:s/>ALWIS TOWN</text:p>
          </table:table-cell>
          <table:table-cell table:style-name="ce23" office:value-type="string">
            <text:p><text:s/>HENDALA</text:p>
          </table:table-cell>
          <table:table-cell table:style-name="ce23" office:value-type="string">
            <text:p><text:s/>WATTALA</text:p>
          </table:table-cell>
          <table:table-cell table:style-name="ce25" office:value-type="string">
            <text:p>COM</text:p>
          </table:table-cell>
          <table:table-cell table:style-name="ce27" table:number-columns-repeated="3"/>
          <table:table-cell table:style-name="ce31" office:value-type="float" office:value="8020039516">
            <text:p>8020039516</text:p>
          </table:table-cell>
          <table:table-cell table:style-name="ce23" office:value-type="string">
            <text:p>NO 29, ALWIS TOWN, HENDALA, WATTALA</text:p>
          </table:table-cell>
          <table:table-cell table:style-name="ce51" office:value-type="float" office:value="20000">
            <text:p>20000.00</text:p>
          </table:table-cell>
          <table:table-cell table:style-name="ce53"/>
          <table:table-cell table:number-columns-repeated="1008"/>
        </table:table-row>
        <table:table-row table:style-name="ro9">
          <table:table-cell table:style-name="ce10"/>
          <table:table-cell table:style-name="ce12" office:value-type="string" office:string-value="915373003V">
            <text:p>915373003V </text:p>
          </table:table-cell>
          <table:table-cell table:style-name="ce17" office:value-type="string">
            <text:p>D.I.M. RAVIHARI BANDARA</text:p>
          </table:table-cell>
          <table:table-cell table:style-name="ce17"/>
          <table:table-cell table:style-name="ce24" office:value-type="string">
            <text:p>ASST. COORD-SPECIAL PROJECTS</text:p>
          </table:table-cell>
          <table:table-cell table:style-name="ce22" office:value-type="string">
            <text:p>NO 222/6, <text:s/>MAWALLA ROAD</text:p>
          </table:table-cell>
          <table:table-cell table:style-name="ce24" office:value-type="string">
            <text:p><text:s/>PETHTHIYAGODA</text:p>
          </table:table-cell>
          <table:table-cell table:style-name="ce24" office:value-type="string">
            <text:p><text:s/>KALANIYA</text:p>
          </table:table-cell>
          <table:table-cell table:style-name="ce25" office:value-type="string">
            <text:p>COM</text:p>
          </table:table-cell>
          <table:table-cell table:style-name="ce27" table:number-columns-repeated="3"/>
          <table:table-cell table:style-name="ce32" office:value-type="float" office:value="8690047336">
            <text:p>8690047336</text:p>
          </table:table-cell>
          <table:table-cell table:style-name="ce23" office:value-type="string">
            <text:p>NO 222/6, MAWALLA ROAD, PETHTHIYAGODA, KALANIYA</text:p>
          </table:table-cell>
          <table:table-cell table:style-name="ce51" office:value-type="float" office:value="15000">
            <text:p>15000.00</text:p>
          </table:table-cell>
          <table:table-cell table:style-name="ce53"/>
          <table:table-cell table:number-columns-repeated="1008"/>
        </table:table-row>
        <table:table-row table:style-name="ro9">
          <table:table-cell table:style-name="ce10"/>
          <table:table-cell table:style-name="ce12" office:value-type="string" office:string-value="831191040V">
            <text:p>831191040V </text:p>
          </table:table-cell>
          <table:table-cell table:style-name="ce17" office:value-type="string">
            <text:p>DANUSHKA SIRIWARDENA</text:p>
          </table:table-cell>
          <table:table-cell table:style-name="ce17"/>
          <table:table-cell table:style-name="ce24" office:value-type="string">
            <text:p>SALES SUPERVISOR-CENTRAL REG.</text:p>
          </table:table-cell>
          <table:table-cell table:style-name="ce22" office:value-type="string">
            <text:p>NISANSALA KOHUKUMBURA, <text:s/>NANNAPURAWA</text:p>
          </table:table-cell>
          <table:table-cell table:style-name="ce24" office:value-type="string">
            <text:p>BIBILE</text:p>
          </table:table-cell>
          <table:table-cell table:style-name="ce24"/>
          <table:table-cell table:style-name="ce25" office:value-type="string">
            <text:p>COM</text:p>
          </table:table-cell>
          <table:table-cell table:style-name="ce27" table:number-columns-repeated="3"/>
          <table:table-cell table:style-name="ce32" office:value-type="float" office:value="8040080553">
            <text:p>8040080553</text:p>
          </table:table-cell>
          <table:table-cell table:style-name="ce29" office:value-type="string">
            <text:p>NISANSALA KOHUKUMBURA, NANNAPURAWA,BIBILE</text:p>
          </table:table-cell>
          <table:table-cell table:style-name="ce51" office:value-type="float" office:value="20000">
            <text:p>20000.00</text:p>
          </table:table-cell>
          <table:table-cell table:style-name="ce53"/>
          <table:table-cell table:number-columns-repeated="1008"/>
        </table:table-row>
        <table:table-row table:style-name="ro9">
          <table:table-cell table:style-name="ce10"/>
          <table:table-cell table:style-name="ce12" office:value-type="string" office:string-value="921700695V">
            <text:p>921700695V </text:p>
          </table:table-cell>
          <table:table-cell table:style-name="ce17" office:value-type="string">
            <text:p>CHINTHAKA WICKREMASINGHE</text:p>
          </table:table-cell>
          <table:table-cell table:style-name="ce17"/>
          <table:table-cell table:style-name="ce24" office:value-type="string">
            <text:p>IT COORDINATOR</text:p>
          </table:table-cell>
          <table:table-cell table:style-name="ce22" office:value-type="string">
            <text:p>CS WICKRAMASINGHE SARANGA, <text:s/>KIRINDA</text:p>
          </table:table-cell>
          <table:table-cell table:style-name="ce24" office:value-type="string">
            <text:p><text:s/>PUHULWELLA</text:p>
          </table:table-cell>
          <table:table-cell table:style-name="ce24"/>
          <table:table-cell table:style-name="ce25" office:value-type="string">
            <text:p>COM</text:p>
          </table:table-cell>
          <table:table-cell table:style-name="ce27" table:number-columns-repeated="3"/>
          <table:table-cell table:style-name="ce32" office:value-type="float" office:value="8104014757">
            <text:p>8104014757</text:p>
          </table:table-cell>
          <table:table-cell table:style-name="ce22" office:value-type="string">
            <text:p>CS WICKRAMASINGHE SARANGA, KIRINDA, PUHULWELLA</text:p>
          </table:table-cell>
          <table:table-cell table:style-name="ce51" office:value-type="float" office:value="15000">
            <text:p>15000.00</text:p>
          </table:table-cell>
          <table:table-cell table:style-name="ce53"/>
          <table:table-cell table:number-columns-repeated="1008"/>
        </table:table-row>
        <table:table-row table:style-name="ro9">
          <table:table-cell table:style-name="ce10"/>
          <table:table-cell table:style-name="ce12" office:value-type="string" office:string-value="653451075V">
            <text:p>653451075V </text:p>
          </table:table-cell>
          <table:table-cell table:style-name="ce17" office:value-type="string">
            <text:p>A M K AJITH PRIYALAL</text:p>
          </table:table-cell>
          <table:table-cell table:style-name="ce17"/>
          <table:table-cell table:style-name="ce24" office:value-type="string">
            <text:p>OFFICE ASSISTANT</text:p>
          </table:table-cell>
          <table:table-cell table:style-name="ce22" office:value-type="string">
            <text:p>, </text:p>
          </table:table-cell>
          <table:table-cell table:style-name="ce24" table:number-columns-repeated="2"/>
          <table:table-cell table:style-name="ce25" office:value-type="string">
            <text:p>COM</text:p>
          </table:table-cell>
          <table:table-cell table:style-name="ce27" table:number-columns-repeated="3"/>
          <table:table-cell table:style-name="ce33" office:value-type="string">
            <text:p>831-0018682</text:p>
          </table:table-cell>
          <table:table-cell table:style-name="ce22"/>
          <table:table-cell table:style-name="ce51" office:value-type="float" office:value="15000">
            <text:p>15000.00</text:p>
          </table:table-cell>
          <table:table-cell table:style-name="ce53"/>
          <table:table-cell table:number-columns-repeated="1008"/>
        </table:table-row>
        <table:table-row table:style-name="ro9">
          <table:table-cell table:style-name="ce10"/>
          <table:table-cell table:style-name="ce13" office:value-type="string" office:string-value="820955544V">
            <text:p>820955544V </text:p>
          </table:table-cell>
          <table:table-cell table:style-name="ce17" office:value-type="string">
            <text:p>S SIVARUBAN</text:p>
          </table:table-cell>
          <table:table-cell table:style-name="ce17"/>
          <table:table-cell table:style-name="ce24" office:value-type="string">
            <text:p>SUPERVISOR-NORTH CENTRAL</text:p>
          </table:table-cell>
          <table:table-cell table:style-name="ce22" office:value-type="string">
            <text:p>NO 30/1, <text:s/>MOORTHAVINAYAKA KOVIL</text:p>
          </table:table-cell>
          <table:table-cell table:style-name="ce24" office:value-type="string">
            <text:p>2ND LANE</text:p>
          </table:table-cell>
          <table:table-cell table:style-name="ce24" office:value-type="string">
            <text:p>NALLUR JAFFNA</text:p>
          </table:table-cell>
          <table:table-cell table:style-name="ce25" office:value-type="string">
            <text:p>COM</text:p>
          </table:table-cell>
          <table:table-cell table:style-name="ce27" table:number-columns-repeated="3"/>
          <table:table-cell table:style-name="ce32" office:value-type="string">
            <text:p>8127000207</text:p>
          </table:table-cell>
          <table:table-cell table:style-name="ce23" office:value-type="string">
            <text:p>NO 30/1, MOORTHAVINAYAKA KOVIL,2ND LANE,NALLUR JAFFNA</text:p>
          </table:table-cell>
          <table:table-cell table:style-name="ce51" office:value-type="float" office:value="20000">
            <text:p>20000.00</text:p>
          </table:table-cell>
          <table:table-cell table:style-name="ce53"/>
          <table:table-cell table:number-columns-repeated="1008"/>
        </table:table-row>
        <table:table-row table:style-name="ro9">
          <table:table-cell table:style-name="ce10"/>
          <table:table-cell table:style-name="ce12" office:value-type="string" office:string-value="906351374V">
            <text:p>906351374V </text:p>
          </table:table-cell>
          <table:table-cell table:style-name="ce18" office:value-type="string">
            <text:p>SHAMILA P. AMARASINGHE</text:p>
          </table:table-cell>
          <table:table-cell table:style-name="ce18"/>
          <table:table-cell table:style-name="ce22" office:value-type="string">
            <text:p>SALES ASSISTANT</text:p>
          </table:table-cell>
          <table:table-cell table:style-name="ce22" office:value-type="string">
            <text:p><text:s/>NO. 173, <text:s/>DELGAHAWATTA ROAD</text:p>
          </table:table-cell>
          <table:table-cell table:style-name="ce22" office:value-type="string">
            <text:p><text:s/>MULLERIYAWA</text:p>
          </table:table-cell>
          <table:table-cell table:style-name="ce22" office:value-type="string">
            <text:p><text:s/>NEW TOWN. </text:p>
          </table:table-cell>
          <table:table-cell table:style-name="ce25" office:value-type="string">
            <text:p>COM</text:p>
          </table:table-cell>
          <table:table-cell table:style-name="ce27" table:number-columns-repeated="3"/>
          <table:table-cell table:style-name="ce32" office:value-type="float" office:value="8119020211">
            <text:p>8119020211</text:p>
          </table:table-cell>
          <table:table-cell table:style-name="ce38" office:value-type="string" office:string-value="NO. 173, DELGAHAWATTA ROAD, MULLERIYAWA, NEW TOWN.">
            <text:p>NO. 173, DELGAHAWATTA ROAD, MULLERIYAWA, NEW TOWN. </text:p>
          </table:table-cell>
          <table:table-cell table:style-name="ce51" office:value-type="float" office:value="12000">
            <text:p>12000.00</text:p>
          </table:table-cell>
          <table:table-cell table:style-name="ce53"/>
          <table:table-cell table:number-columns-repeated="1008"/>
        </table:table-row>
        <table:table-row table:style-name="ro9">
          <table:table-cell table:style-name="ce10"/>
          <table:table-cell table:style-name="ce12" office:value-type="string" office:string-value="917320306V">
            <text:p>917320306V </text:p>
          </table:table-cell>
          <table:table-cell table:style-name="ce18" office:value-type="string">
            <text:p>RANDIMA LAKMINI PERERA</text:p>
          </table:table-cell>
          <table:table-cell table:style-name="ce18"/>
          <table:table-cell table:style-name="ce23" office:value-type="string">
            <text:p>ASSISTANT COORDINATOR</text:p>
          </table:table-cell>
          <table:table-cell table:style-name="ce22" office:value-type="string">
            <text:p>NO 109/33, <text:s/>GARANDPASS ROAD</text:p>
          </table:table-cell>
          <table:table-cell table:style-name="ce23" office:value-type="string">
            <text:p><text:s/>COLOMBO - 14</text:p>
          </table:table-cell>
          <table:table-cell table:style-name="ce23"/>
          <table:table-cell table:style-name="ce25" office:value-type="string">
            <text:p>COM</text:p>
          </table:table-cell>
          <table:table-cell table:style-name="ce27" table:number-columns-repeated="3"/>
          <table:table-cell table:style-name="ce32" office:value-type="float" office:value="8170012322">
            <text:p>8170012322</text:p>
          </table:table-cell>
          <table:table-cell table:style-name="ce23" office:value-type="string">
            <text:p>NO 109/33, GARANDPASS ROAD, COLOMBO - 14</text:p>
          </table:table-cell>
          <table:table-cell table:style-name="ce51" office:value-type="float" office:value="15000">
            <text:p>15000.00</text:p>
          </table:table-cell>
          <table:table-cell table:style-name="ce53"/>
          <table:table-cell table:number-columns-repeated="1008"/>
        </table:table-row>
        <table:table-row table:style-name="ro9">
          <table:table-cell table:style-name="ce10"/>
          <table:table-cell table:style-name="ce12" office:value-type="string" office:string-value="812670077V">
            <text:p>812670077V </text:p>
          </table:table-cell>
          <table:table-cell table:style-name="ce17" office:value-type="string">
            <text:p>IFZAL CADER</text:p>
          </table:table-cell>
          <table:table-cell table:style-name="ce17"/>
          <table:table-cell table:style-name="ce23" office:value-type="string">
            <text:p>SALES SUPERVISOR-COLOMBO</text:p>
          </table:table-cell>
          <table:table-cell table:style-name="ce22" office:value-type="string">
            <text:p>1K 1/1, <text:s/>CHARLES PLACE</text:p>
          </table:table-cell>
          <table:table-cell table:style-name="ce23" office:value-type="string">
            <text:p>DEHIWALA</text:p>
          </table:table-cell>
          <table:table-cell table:style-name="ce23"/>
          <table:table-cell table:style-name="ce25" office:value-type="string">
            <text:p>SEY</text:p>
          </table:table-cell>
          <table:table-cell table:style-name="ce27" table:number-columns-repeated="3"/>
          <table:table-cell table:style-name="ce31" office:value-type="string">
            <text:p>0140-01862341-101</text:p>
          </table:table-cell>
          <table:table-cell table:style-name="ce23" office:value-type="string">
            <text:p>1K 1/1, CHARLES PLACE,DEHIWALA</text:p>
          </table:table-cell>
          <table:table-cell table:style-name="ce51" office:value-type="float" office:value="25000">
            <text:p>25000.00</text:p>
          </table:table-cell>
          <table:table-cell table:style-name="ce53"/>
          <table:table-cell table:number-columns-repeated="1008"/>
        </table:table-row>
        <table:table-row table:style-name="ro9">
          <table:table-cell table:style-name="ce10"/>
          <table:table-cell table:style-name="ce12" office:value-type="string" office:string-value="915200702V">
            <text:p>915200702V </text:p>
          </table:table-cell>
          <table:table-cell table:style-name="ce17" office:value-type="string">
            <text:p>DILHARA P PERERA</text:p>
          </table:table-cell>
          <table:table-cell table:style-name="ce17"/>
          <table:table-cell table:style-name="ce23" office:value-type="string">
            <text:p>SUPERVISOR - SPECIAL PROJECT </text:p>
          </table:table-cell>
          <table:table-cell table:style-name="ce22" office:value-type="string">
            <text:p><text:s/>C/O D GUNARATNA, <text:s/>NO. 154/30</text:p>
          </table:table-cell>
          <table:table-cell table:style-name="ce23" office:value-type="string">
            <text:p><text:s/>HILL STREET</text:p>
          </table:table-cell>
          <table:table-cell table:style-name="ce23" office:value-type="string">
            <text:p><text:s/>DEHIWALA. </text:p>
          </table:table-cell>
          <table:table-cell table:style-name="ce25" office:value-type="string">
            <text:p>COM</text:p>
          </table:table-cell>
          <table:table-cell table:style-name="ce27" table:number-columns-repeated="3"/>
          <table:table-cell table:style-name="ce34" office:value-type="string" office:string-value="816 0027101">
            <text:p>816 0027101 </text:p>
          </table:table-cell>
          <table:table-cell table:style-name="ce38" office:value-type="string" office:string-value="C/O D GUNARATNA, NO. 154/30, HILL STREET, DEHIWALA.">
            <text:p>C/O D GUNARATNA, NO. 154/30, HILL STREET, DEHIWALA. </text:p>
          </table:table-cell>
          <table:table-cell table:style-name="ce51" office:value-type="float" office:value="15000">
            <text:p>15000.00</text:p>
          </table:table-cell>
          <table:table-cell table:style-name="ce53"/>
          <table:table-cell table:number-columns-repeated="1008"/>
        </table:table-row>
        <table:table-row table:style-name="ro9">
          <table:table-cell table:style-name="ce10"/>
          <table:table-cell table:style-name="ce12" office:value-type="string" office:string-value="873112883V">
            <text:p>873112883V </text:p>
          </table:table-cell>
          <table:table-cell table:style-name="ce17" office:value-type="string">
            <text:p>L T AJITH KUMARA</text:p>
          </table:table-cell>
          <table:table-cell table:style-name="ce17"/>
          <table:table-cell table:style-name="ce23" office:value-type="string">
            <text:p>STORES ASSISTANT</text:p>
          </table:table-cell>
          <table:table-cell table:style-name="ce22" office:value-type="string">
            <text:p><text:s/>NO. 41/1, <text:s/>TANNAGAMA</text:p>
          </table:table-cell>
          <table:table-cell table:style-name="ce23" office:value-type="string">
            <text:p><text:s/>AMBEPUSSA. </text:p>
          </table:table-cell>
          <table:table-cell table:style-name="ce23"/>
          <table:table-cell table:style-name="ce25" office:value-type="string">
            <text:p>COM</text:p>
          </table:table-cell>
          <table:table-cell table:style-name="ce27" table:number-columns-repeated="3"/>
          <table:table-cell table:style-name="ce34" office:value-type="string" office:string-value="802 0024742">
            <text:p>802 0024742 </text:p>
          </table:table-cell>
          <table:table-cell table:style-name="ce38" office:value-type="string" office:string-value="NO. 41/1, TANNAGAMA, AMBEPUSSA.">
            <text:p>NO. 41/1, TANNAGAMA, AMBEPUSSA. </text:p>
          </table:table-cell>
          <table:table-cell table:style-name="ce51" office:value-type="float" office:value="15000">
            <text:p>15000.00</text:p>
          </table:table-cell>
          <table:table-cell table:style-name="ce53"/>
          <table:table-cell table:number-columns-repeated="1008"/>
        </table:table-row>
        <table:table-row table:style-name="ro9">
          <table:table-cell table:style-name="ce10"/>
          <table:table-cell table:style-name="ce12" office:value-type="string" office:string-value="926262408V">
            <text:p>926262408V </text:p>
          </table:table-cell>
          <table:table-cell table:style-name="ce17" office:value-type="string">
            <text:p>J.D.V.Y. RANASINGHE</text:p>
          </table:table-cell>
          <table:table-cell table:style-name="ce17"/>
          <table:table-cell table:style-name="ce24" office:value-type="string">
            <text:p>OUTBOUND CALL CENTER EXECUTIVE</text:p>
          </table:table-cell>
          <table:table-cell table:style-name="ce22" office:value-type="string">
            <text:p><text:s/>NO. 136/7 A, <text:s/>MAHABODHI MAWATHA</text:p>
          </table:table-cell>
          <table:table-cell table:style-name="ce24" office:value-type="string">
            <text:p><text:s/>MAHARA</text:p>
          </table:table-cell>
          <table:table-cell table:style-name="ce24" office:value-type="string">
            <text:p><text:s/>KADAWATHA. </text:p>
          </table:table-cell>
          <table:table-cell table:style-name="ce25" office:value-type="string">
            <text:p>COM</text:p>
          </table:table-cell>
          <table:table-cell table:style-name="ce27" table:number-columns-repeated="3"/>
          <table:table-cell table:style-name="ce31" office:value-type="string">
            <text:p>8170012475</text:p>
          </table:table-cell>
          <table:table-cell table:style-name="ce38" office:value-type="string" office:string-value="NO. 136/7 A, MAHABODHI MAWATHA, MAHARA, KADAWATHA.">
            <text:p>NO. 136/7 A, MAHABODHI MAWATHA, MAHARA, KADAWATHA. </text:p>
          </table:table-cell>
          <table:table-cell table:style-name="ce51" office:value-type="float" office:value="10000">
            <text:p>10000.00</text:p>
          </table:table-cell>
          <table:table-cell table:style-name="ce53"/>
          <table:table-cell table:number-columns-repeated="1008"/>
        </table:table-row>
        <table:table-row table:style-name="ro9">
          <table:table-cell table:style-name="ce10"/>
          <table:table-cell table:style-name="ce12" office:value-type="string" office:string-value="935031710V">
            <text:p>935031710V </text:p>
          </table:table-cell>
          <table:table-cell table:style-name="ce17" office:value-type="string">
            <text:p>E M N N BALASOORIA</text:p>
          </table:table-cell>
          <table:table-cell table:style-name="ce17"/>
          <table:table-cell table:style-name="ce23" office:value-type="string">
            <text:p>CALL PROJECT ASSISTANT</text:p>
          </table:table-cell>
          <table:table-cell table:style-name="ce22" office:value-type="string">
            <text:p><text:s/>NO. 330/G 1, <text:s/>JATHIKA MAHAL NIWASA</text:p>
          </table:table-cell>
          <table:table-cell table:style-name="ce23" office:value-type="string">
            <text:p><text:s/>SERPENTINE ROAD</text:p>
          </table:table-cell>
          <table:table-cell table:style-name="ce23" office:value-type="string">
            <text:p><text:s/>BORELLA. </text:p>
          </table:table-cell>
          <table:table-cell table:style-name="ce25" office:value-type="string">
            <text:p>COM</text:p>
          </table:table-cell>
          <table:table-cell table:style-name="ce27" table:number-columns-repeated="3"/>
          <table:table-cell table:style-name="ce31" office:value-type="string">
            <text:p>8106020200</text:p>
          </table:table-cell>
          <table:table-cell table:style-name="ce38" office:value-type="string" office:string-value="NO. 330/G 1, JATHIKA MAHAL NIWASA, SERPENTINE ROAD, BORELLA.">
            <text:p>NO. 330/G 1, JATHIKA MAHAL NIWASA, SERPENTINE ROAD, BORELLA. </text:p>
          </table:table-cell>
          <table:table-cell table:style-name="ce51" office:value-type="float" office:value="10000">
            <text:p>10000.00</text:p>
          </table:table-cell>
          <table:table-cell table:style-name="ce53"/>
          <table:table-cell table:number-columns-repeated="1008"/>
        </table:table-row>
        <table:table-row table:style-name="ro9">
          <table:table-cell table:style-name="ce10"/>
          <table:table-cell table:style-name="ce12" office:value-type="string" office:string-value="898411605V">
            <text:p>898411605V </text:p>
          </table:table-cell>
          <table:table-cell table:style-name="ce17" office:value-type="string">
            <text:p>W.S.S.PERERA</text:p>
          </table:table-cell>
          <table:table-cell table:style-name="ce17"/>
          <table:table-cell table:style-name="ce24" office:value-type="string">
            <text:p>CALL PROJECT ASSISTANT</text:p>
          </table:table-cell>
          <table:table-cell table:style-name="ce22" office:value-type="string">
            <text:p>GALLINDA GAWA WATTA, KAPUGAMA</text:p>
          </table:table-cell>
          <table:table-cell table:style-name="ce24" office:value-type="string">
            <text:p>DONDRA</text:p>
          </table:table-cell>
          <table:table-cell table:style-name="ce24" office:value-type="string">
            <text:p>MATARA</text:p>
          </table:table-cell>
          <table:table-cell table:style-name="ce25" office:value-type="string">
            <text:p>COM</text:p>
          </table:table-cell>
          <table:table-cell table:style-name="ce27" table:number-columns-repeated="3"/>
          <table:table-cell table:style-name="ce31" office:value-type="string">
            <text:p>8222002146</text:p>
          </table:table-cell>
          <table:table-cell table:style-name="ce22" office:value-type="string">
            <text:p>GALLINDA GAWA WATTA,KAPUGAMA,DONDRA,MATARA</text:p>
          </table:table-cell>
          <table:table-cell table:style-name="ce51" office:value-type="float" office:value="10000">
            <text:p>10000.00</text:p>
          </table:table-cell>
          <table:table-cell table:style-name="ce53"/>
          <table:table-cell table:number-columns-repeated="1008"/>
        </table:table-row>
        <table:table-row table:style-name="ro9">
          <table:table-cell table:style-name="ce10"/>
          <table:table-cell table:style-name="ce13" office:value-type="string" office:string-value="816210470V">
            <text:p>816210470V </text:p>
          </table:table-cell>
          <table:table-cell table:style-name="ce17" office:value-type="string">
            <text:p>M S KUMARI</text:p>
          </table:table-cell>
          <table:table-cell table:style-name="ce17"/>
          <table:table-cell table:style-name="ce24" office:value-type="string">
            <text:p>CALL PROJECT ASSISTANT</text:p>
          </table:table-cell>
          <table:table-cell table:style-name="ce22" office:value-type="string">
            <text:p><text:s/>NO. 978/1, <text:s/>WICKRAMASINGHE MAWATHA</text:p>
          </table:table-cell>
          <table:table-cell table:style-name="ce24" office:value-type="string">
            <text:p><text:s/>ETHUL KOTTE</text:p>
          </table:table-cell>
          <table:table-cell table:style-name="ce24" office:value-type="string">
            <text:p><text:s/>KOTTE. </text:p>
          </table:table-cell>
          <table:table-cell table:style-name="ce25" office:value-type="string">
            <text:p>COM</text:p>
          </table:table-cell>
          <table:table-cell table:style-name="ce27" table:number-columns-repeated="3"/>
          <table:table-cell table:style-name="ce31" office:value-type="string">
            <text:p>8170012027</text:p>
          </table:table-cell>
          <table:table-cell table:style-name="ce39" office:value-type="string" office:string-value="NO. 978/1, WICKRAMASINGHE MAWATHA, ETHUL KOTTE, KOTTE.">
            <text:p>NO. 978/1, WICKRAMASINGHE MAWATHA, ETHUL KOTTE, KOTTE. </text:p>
          </table:table-cell>
          <table:table-cell table:style-name="ce51" office:value-type="float" office:value="10000">
            <text:p>10000.00</text:p>
          </table:table-cell>
          <table:table-cell table:style-name="ce53"/>
          <table:table-cell table:number-columns-repeated="1008"/>
        </table:table-row>
        <table:table-row table:style-name="ro9">
          <table:table-cell table:style-name="ce10"/>
          <table:table-cell table:style-name="ce12" office:value-type="string" office:string-value="888211020V">
            <text:p>888211020V </text:p>
          </table:table-cell>
          <table:table-cell table:style-name="ce17" office:value-type="string">
            <text:p>P S N PEIRIS</text:p>
          </table:table-cell>
          <table:table-cell table:style-name="ce17"/>
          <table:table-cell table:style-name="ce23" office:value-type="string">
            <text:p>CALL PROJECT ASSISTANT</text:p>
          </table:table-cell>
          <table:table-cell table:style-name="ce22" office:value-type="string">
            <text:p><text:s/>NO. 5/7 B, <text:s/>SRIJINA MAWATHA</text:p>
          </table:table-cell>
          <table:table-cell table:style-name="ce23" office:value-type="string">
            <text:p><text:s/>KESELWATTA</text:p>
          </table:table-cell>
          <table:table-cell table:style-name="ce23" office:value-type="string">
            <text:p><text:s/>PANADURA. </text:p>
          </table:table-cell>
          <table:table-cell table:style-name="ce25" office:value-type="string">
            <text:p>COM</text:p>
          </table:table-cell>
          <table:table-cell table:style-name="ce27" table:number-columns-repeated="3"/>
          <table:table-cell table:style-name="ce34" office:value-type="string" office:string-value="811 4023888">
            <text:p>811 4023888 </text:p>
          </table:table-cell>
          <table:table-cell table:style-name="ce38" office:value-type="string" office:string-value="NO. 5/7 B, SRIJINA MAWATHA, KESELWATTA, PANADURA.">
            <text:p>NO. 5/7 B, SRIJINA MAWATHA, KESELWATTA, PANADURA. </text:p>
          </table:table-cell>
          <table:table-cell table:style-name="ce51" office:value-type="float" office:value="10000">
            <text:p>10000.00</text:p>
          </table:table-cell>
          <table:table-cell table:style-name="ce53"/>
          <table:table-cell table:number-columns-repeated="1008"/>
        </table:table-row>
        <table:table-row table:style-name="ro9">
          <table:table-cell table:style-name="ce10"/>
          <table:table-cell table:style-name="ce12" office:value-type="string" office:string-value="821103339V">
            <text:p>821103339V </text:p>
          </table:table-cell>
          <table:table-cell table:style-name="ce17" office:value-type="string">
            <text:p>P G U GAYAN GUNASINGHE</text:p>
          </table:table-cell>
          <table:table-cell table:style-name="ce17"/>
          <table:table-cell table:style-name="ce23" office:value-type="string">
            <text:p>SALES SUPERVISOR - EAST</text:p>
          </table:table-cell>
          <table:table-cell table:style-name="ce22" office:value-type="string">
            <text:p><text:s/>NO. 42/2, <text:s/>MABERIYA JUNCTION</text:p>
          </table:table-cell>
          <table:table-cell table:style-name="ce23" office:value-type="string">
            <text:p><text:s/>TELDENIYA</text:p>
          </table:table-cell>
          <table:table-cell table:style-name="ce23" office:value-type="string">
            <text:p><text:s/>KANDY. </text:p>
          </table:table-cell>
          <table:table-cell table:style-name="ce25" office:value-type="string">
            <text:p>COM</text:p>
          </table:table-cell>
          <table:table-cell table:style-name="ce27" table:number-columns-repeated="3"/>
          <table:table-cell table:style-name="ce34" office:value-type="string" office:string-value="814 0900439">
            <text:p>814 0900439 </text:p>
          </table:table-cell>
          <table:table-cell table:style-name="ce38" office:value-type="string" office:string-value="NO. 42/2, MABERIYA JUNCTION, TELDENIYA, KANDY.">
            <text:p>NO. 42/2, MABERIYA JUNCTION, TELDENIYA, KANDY. </text:p>
          </table:table-cell>
          <table:table-cell table:style-name="ce51" office:value-type="float" office:value="20000">
            <text:p>20000.00</text:p>
          </table:table-cell>
          <table:table-cell table:style-name="ce53"/>
          <table:table-cell table:number-columns-repeated="1008"/>
        </table:table-row>
        <table:table-row table:style-name="ro9">
          <table:table-cell table:style-name="ce10"/>
          <table:table-cell table:style-name="ce14" office:value-type="string">
            <text:p>722063538V</text:p>
          </table:table-cell>
          <table:table-cell table:style-name="ce19" office:value-type="string">
            <text:p>S.H.T.BUDDIKA</text:p>
          </table:table-cell>
          <table:table-cell table:style-name="ce19"/>
          <table:table-cell table:style-name="ce23" office:value-type="string">
            <text:p>SALES SUPERVISOR</text:p>
          </table:table-cell>
          <table:table-cell table:style-name="ce22" office:value-type="string">
            <text:p>1187, 11 STAGE</text:p>
          </table:table-cell>
          <table:table-cell table:style-name="ce23" office:value-type="string">
            <text:p>ANURADAPURA</text:p>
          </table:table-cell>
          <table:table-cell table:style-name="ce23"/>
          <table:table-cell table:style-name="ce14" office:value-type="string">
            <text:p>COM</text:p>
          </table:table-cell>
          <table:table-cell table:style-name="ce28" table:number-columns-repeated="3"/>
          <table:table-cell table:style-name="ce35" office:value-type="string">
            <text:p>8530026417</text:p>
          </table:table-cell>
          <table:table-cell table:style-name="ce48" office:value-type="string">
            <text:p>1187,11 STAGE,ANURADAPURA</text:p>
          </table:table-cell>
          <table:table-cell table:style-name="ce51" office:value-type="float" office:value="15000">
            <text:p>15000.00</text:p>
          </table:table-cell>
          <table:table-cell table:number-columns-repeated="1009"/>
        </table:table-row>
        <table:table-row table:style-name="ro9">
          <table:table-cell table:style-name="ce10"/>
          <table:table-cell table:style-name="ce14" office:value-type="string">
            <text:p>792951775V</text:p>
          </table:table-cell>
          <table:table-cell table:style-name="ce19" office:value-type="string">
            <text:p>W.M.S.K.H.WIJESUNDARA</text:p>
          </table:table-cell>
          <table:table-cell table:style-name="ce19"/>
          <table:table-cell table:style-name="ce23" office:value-type="string">
            <text:p>SALES SUPERVISOR</text:p>
          </table:table-cell>
          <table:table-cell table:style-name="ce22" office:value-type="string">
            <text:p>W.M.HERATH, KARAWWAWA</text:p>
          </table:table-cell>
          <table:table-cell table:style-name="ce23" office:value-type="string">
            <text:p>GOKARALLE</text:p>
          </table:table-cell>
          <table:table-cell table:style-name="ce23"/>
          <table:table-cell table:style-name="ce26" office:value-type="string">
            <text:p>PEO</text:p>
          </table:table-cell>
          <table:table-cell table:style-name="ce29" table:number-columns-repeated="3"/>
          <table:table-cell table:style-name="ce36" office:value-type="string">
            <text:p>207200170012074</text:p>
          </table:table-cell>
          <table:table-cell table:style-name="ce48" office:value-type="string">
            <text:p>W.M.HERATH,KARAWWAWA,GOKARALLE</text:p>
          </table:table-cell>
          <table:table-cell table:style-name="ce51" office:value-type="float" office:value="15000">
            <text:p>15000.00</text:p>
          </table:table-cell>
          <table:table-cell table:number-columns-repeated="1009"/>
        </table:table-row>
        <table:table-row table:style-name="ro9">
          <table:table-cell table:style-name="ce10"/>
          <table:table-cell table:style-name="ce14" office:value-type="string">
            <text:p>721683362V</text:p>
          </table:table-cell>
          <table:table-cell table:style-name="ce19" office:value-type="string">
            <text:p>N.G.A.P.WIJESEKARA</text:p>
          </table:table-cell>
          <table:table-cell table:style-name="ce19"/>
          <table:table-cell table:style-name="ce23" office:value-type="string">
            <text:p>SALES SUPERVISOR</text:p>
          </table:table-cell>
          <table:table-cell table:style-name="ce22" office:value-type="string">
            <text:p>NO:38, THURULIYAGAMA</text:p>
          </table:table-cell>
          <table:table-cell table:style-name="ce23" office:value-type="string">
            <text:p>WELLAWA.</text:p>
          </table:table-cell>
          <table:table-cell table:style-name="ce23"/>
          <table:table-cell table:style-name="ce14" office:value-type="string">
            <text:p>PEO</text:p>
          </table:table-cell>
          <table:table-cell table:style-name="ce28" table:number-columns-repeated="3"/>
          <table:table-cell table:style-name="ce35" office:value-type="string">
            <text:p>334200170036596</text:p>
          </table:table-cell>
          <table:table-cell table:style-name="ce48" office:value-type="string">
            <text:p>NO:38,THURULIYAGAMA,WELLAWA.</text:p>
          </table:table-cell>
          <table:table-cell table:style-name="ce51" office:value-type="float" office:value="15000">
            <text:p>15000.00</text:p>
          </table:table-cell>
          <table:table-cell table:number-columns-repeated="1009"/>
        </table:table-row>
        <table:table-row table:style-name="ro9">
          <table:table-cell table:style-name="ce10"/>
          <table:table-cell table:style-name="ce14" office:value-type="string">
            <text:p>771273009V</text:p>
          </table:table-cell>
          <table:table-cell table:style-name="ce19" office:value-type="string">
            <text:p>A.M.N.W.M.H.P.ATHURUPANA</text:p>
          </table:table-cell>
          <table:table-cell table:style-name="ce19"/>
          <table:table-cell table:style-name="ce23" office:value-type="string">
            <text:p>SALES SUPERVISOR</text:p>
          </table:table-cell>
          <table:table-cell table:style-name="ce22" office:value-type="string">
            <text:p>THILINAGAMA, AMBANPOLA</text:p>
          </table:table-cell>
          <table:table-cell table:style-name="ce23" office:value-type="string">
            <text:p>MELSIRIPURA.</text:p>
          </table:table-cell>
          <table:table-cell table:style-name="ce23"/>
          <table:table-cell table:style-name="ce14" office:value-type="string">
            <text:p>SAM</text:p>
          </table:table-cell>
          <table:table-cell table:style-name="ce28" table:number-columns-repeated="3"/>
          <table:table-cell table:style-name="ce35" office:value-type="string">
            <text:p>100-6501-20218</text:p>
          </table:table-cell>
          <table:table-cell table:style-name="ce48" office:value-type="string">
            <text:p>THILINAGAMA,AMBANPOLA,MELSIRIPURA.</text:p>
          </table:table-cell>
          <table:table-cell table:style-name="ce51" office:value-type="float" office:value="15000">
            <text:p>15000.00</text:p>
          </table:table-cell>
          <table:table-cell table:number-columns-repeated="1009"/>
        </table:table-row>
        <table:table-row table:style-name="ro9">
          <table:table-cell table:style-name="ce10"/>
          <table:table-cell table:style-name="ce15" office:value-type="string">
            <text:p>801991483V</text:p>
          </table:table-cell>
          <table:table-cell table:style-name="ce19" office:value-type="string">
            <text:p>W.P.SURANGA</text:p>
          </table:table-cell>
          <table:table-cell table:style-name="ce19"/>
          <table:table-cell table:style-name="ce23" office:value-type="string">
            <text:p>SALES SUPERVISOR</text:p>
          </table:table-cell>
          <table:table-cell table:style-name="ce22" office:value-type="string">
            <text:p>NO 02, WELLAODAYA</text:p>
          </table:table-cell>
          <table:table-cell table:style-name="ce23" office:value-type="string">
            <text:p>RANNA</text:p>
          </table:table-cell>
          <table:table-cell table:style-name="ce23"/>
          <table:table-cell table:style-name="ce15" office:value-type="string">
            <text:p>COM</text:p>
          </table:table-cell>
          <table:table-cell table:style-name="ce30" table:number-columns-repeated="3"/>
          <table:table-cell table:style-name="ce37" office:value-type="float" office:value="8110000430">
            <text:p>8110000430</text:p>
          </table:table-cell>
          <table:table-cell table:style-name="ce49" office:value-type="string">
            <text:p>NO 02,WELLAODAYA,RANNA</text:p>
          </table:table-cell>
          <table:table-cell table:style-name="ce51" office:value-type="float" office:value="15000">
            <text:p>15000.00</text:p>
          </table:table-cell>
          <table:table-cell table:number-columns-repeated="1009"/>
        </table:table-row>
        <table:table-row table:style-name="ro9">
          <table:table-cell table:style-name="ce10"/>
          <table:table-cell table:style-name="ce14" office:value-type="string">
            <text:p>760862754V</text:p>
          </table:table-cell>
          <table:table-cell table:style-name="ce19" office:value-type="string">
            <text:p>S.W.P.A.PRIYANKARA</text:p>
          </table:table-cell>
          <table:table-cell table:style-name="ce19"/>
          <table:table-cell table:style-name="ce23" office:value-type="string">
            <text:p>SALES SUPERVISOR</text:p>
          </table:table-cell>
          <table:table-cell table:style-name="ce22" office:value-type="string">
            <text:p>111, MAILAPITIYA</text:p>
          </table:table-cell>
          <table:table-cell table:style-name="ce23" office:value-type="string">
            <text:p>KANDY</text:p>
          </table:table-cell>
          <table:table-cell table:style-name="ce23"/>
          <table:table-cell table:style-name="ce14" office:value-type="string">
            <text:p>SEY</text:p>
          </table:table-cell>
          <table:table-cell table:style-name="ce28" table:number-columns-repeated="3"/>
          <table:table-cell table:style-name="ce35" office:value-type="string">
            <text:p>0170-02423763-101</text:p>
          </table:table-cell>
          <table:table-cell table:style-name="ce48" office:value-type="string">
            <text:p>111,MAILAPITIYA,KANDY</text:p>
          </table:table-cell>
          <table:table-cell table:style-name="ce51" office:value-type="float" office:value="15000">
            <text:p>15000.00</text:p>
          </table:table-cell>
          <table:table-cell table:number-columns-repeated="1009"/>
        </table:table-row>
        <table:table-row table:style-name="ro9">
          <table:table-cell table:style-name="ce10"/>
          <table:table-cell table:style-name="ce14" office:value-type="string">
            <text:p>793590628V</text:p>
          </table:table-cell>
          <table:table-cell table:style-name="ce20" office:value-type="string">
            <text:p>L.H.G.U.K.UDAYANGA</text:p>
          </table:table-cell>
          <table:table-cell table:style-name="ce20"/>
          <table:table-cell table:style-name="ce23" office:value-type="string">
            <text:p>SALES SUPERVISOR</text:p>
          </table:table-cell>
          <table:table-cell table:style-name="ce22" office:value-type="string">
            <text:p>NO 118/4, <text:s/>GONIGOLA</text:p>
          </table:table-cell>
          <table:table-cell table:style-name="ce23" office:value-type="string">
            <text:p><text:s/>MEDAWALA</text:p>
          </table:table-cell>
          <table:table-cell table:style-name="ce23"/>
          <table:table-cell table:style-name="ce14" office:value-type="string">
            <text:p>COM</text:p>
          </table:table-cell>
          <table:table-cell table:style-name="ce28" table:number-columns-repeated="3"/>
          <table:table-cell table:style-name="ce35" office:value-type="float" office:value="8040022945">
            <text:p>8040022945</text:p>
          </table:table-cell>
          <table:table-cell table:style-name="ce48" office:value-type="string">
            <text:p>NO 118/4, GONIGOLA, MEDAWALA</text:p>
          </table:table-cell>
          <table:table-cell table:style-name="ce51" office:value-type="float" office:value="15000">
            <text:p>15000.00</text:p>
          </table:table-cell>
          <table:table-cell table:number-columns-repeated="1009"/>
        </table:table-row>
        <table:table-row table:style-name="ro10" table:number-rows-repeated="6550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ermanant" table:style-name="ta2" table:print="false">
        <table:table-column table:style-name="co16" table:default-cell-style-name="Default"/>
        <table:table-column table:style-name="co17" table:default-cell-style-name="ce44"/>
        <table:table-column table:style-name="co8" table:default-cell-style-name="ce47"/>
        <table:table-column table:style-name="co16" table:number-columns-repeated="1021" table:default-cell-style-name="Default"/>
        <table:table-row table:style-name="ro4">
          <table:table-cell/>
          <table:table-cell table:style-name="Default" table:number-columns-repeated="2"/>
          <table:table-cell table:number-columns-repeated="1021"/>
        </table:table-row>
        <table:table-row table:style-name="ro4">
          <table:table-cell/>
          <table:table-cell table:style-name="ce40" office:value-type="string" table:number-columns-spanned="1" table:number-rows-spanned="2">
            <text:p>EMP No</text:p>
          </table:table-cell>
          <table:table-cell table:style-name="ce45" office:value-type="string" table:number-columns-spanned="1" table:number-rows-spanned="2">
            <text:p>Name</text:p>
          </table:table-cell>
          <table:table-cell table:number-columns-repeated="1021"/>
        </table:table-row>
        <table:table-row table:style-name="ro4">
          <table:table-cell/>
          <table:covered-table-cell table:style-name="ce40"/>
          <table:covered-table-cell table:style-name="ce45"/>
          <table:table-cell table:number-columns-repeated="1021"/>
        </table:table-row>
        <table:table-row table:style-name="ro5">
          <table:table-cell/>
          <table:table-cell table:style-name="ce41" office:value-type="float" office:value="425">
            <text:p>425</text:p>
          </table:table-cell>
          <table:table-cell table:style-name="ce41" office:value-type="string">
            <text:p>Sampath Silva</text:p>
          </table:table-cell>
          <table:table-cell table:number-columns-repeated="1021"/>
        </table:table-row>
        <table:table-row table:style-name="ro5">
          <table:table-cell/>
          <table:table-cell table:style-name="ce41" office:value-type="float" office:value="459">
            <text:p>459</text:p>
          </table:table-cell>
          <table:table-cell table:style-name="ce41" office:value-type="string">
            <text:p>Rohitha warnakulasooriya</text:p>
          </table:table-cell>
          <table:table-cell table:number-columns-repeated="1021"/>
        </table:table-row>
        <table:table-row table:style-name="ro5">
          <table:table-cell/>
          <table:table-cell table:style-name="ce41" office:value-type="float" office:value="480">
            <text:p>480</text:p>
          </table:table-cell>
          <table:table-cell table:style-name="ce41" office:value-type="string">
            <text:p>L .K. M .D. R. Bandara</text:p>
          </table:table-cell>
          <table:table-cell table:number-columns-repeated="1021"/>
        </table:table-row>
        <table:table-row table:style-name="ro5">
          <table:table-cell/>
          <table:table-cell table:style-name="ce41" office:value-type="float" office:value="490">
            <text:p>490</text:p>
          </table:table-cell>
          <table:table-cell table:style-name="ce41" office:value-type="string">
            <text:p>Nandana Hewage</text:p>
          </table:table-cell>
          <table:table-cell table:number-columns-repeated="1021"/>
        </table:table-row>
        <table:table-row table:style-name="ro5">
          <table:table-cell/>
          <table:table-cell table:style-name="ce41" office:value-type="float" office:value="571">
            <text:p>571</text:p>
          </table:table-cell>
          <table:table-cell table:style-name="ce41" office:value-type="string">
            <text:p>T.N. Azman</text:p>
          </table:table-cell>
          <table:table-cell table:number-columns-repeated="1021"/>
        </table:table-row>
        <table:table-row table:style-name="ro6">
          <table:table-cell/>
          <table:table-cell table:style-name="ce42" office:value-type="float" office:value="1296">
            <text:p>1296</text:p>
          </table:table-cell>
          <table:table-cell table:style-name="ce41" office:value-type="string">
            <text:p>K.S.R. Perera</text:p>
          </table:table-cell>
          <table:table-cell table:number-columns-repeated="1021"/>
        </table:table-row>
        <table:table-row table:style-name="ro5">
          <table:table-cell/>
          <table:table-cell table:style-name="ce41" office:value-type="float" office:value="1590">
            <text:p>1590</text:p>
          </table:table-cell>
          <table:table-cell table:style-name="ce41" office:value-type="string">
            <text:p>K.G.Dayanath</text:p>
          </table:table-cell>
          <table:table-cell table:number-columns-repeated="1021"/>
        </table:table-row>
        <table:table-row table:style-name="ro5">
          <table:table-cell/>
          <table:table-cell table:style-name="ce43" office:value-type="float" office:value="1605">
            <text:p>1605</text:p>
          </table:table-cell>
          <table:table-cell table:style-name="ce46" office:value-type="string">
            <text:p>Lalith Priyantha</text:p>
          </table:table-cell>
          <table:table-cell table:number-columns-repeated="1021"/>
        </table:table-row>
        <table:table-row table:style-name="ro5">
          <table:table-cell/>
          <table:table-cell table:style-name="ce43" office:value-type="float" office:value="1619">
            <text:p>1619</text:p>
          </table:table-cell>
          <table:table-cell table:style-name="ce46" office:value-type="string">
            <text:p>Dushan Niwanke Senanayake </text:p>
          </table:table-cell>
          <table:table-cell table:number-columns-repeated="1021"/>
        </table:table-row>
        <table:table-row table:style-name="ro5">
          <table:table-cell/>
          <table:table-cell table:style-name="ce43" office:value-type="float" office:value="1622">
            <text:p>1622</text:p>
          </table:table-cell>
          <table:table-cell table:style-name="ce46" office:value-type="string">
            <text:p>Susiharan Kandasamy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621">
            <text:p>1621</text:p>
          </table:table-cell>
          <table:table-cell office:value-type="string">
            <text:p>Thilanka Kariyawasam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762">
            <text:p>1762</text:p>
          </table:table-cell>
          <table:table-cell office:value-type="string">
            <text:p>Ramcy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756">
            <text:p>1756</text:p>
          </table:table-cell>
          <table:table-cell office:value-type="string">
            <text:p>Priyantha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943">
            <text:p>943</text:p>
          </table:table-cell>
          <table:table-cell office:value-type="string">
            <text:p>Reeza Muhuseen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420">
            <text:p>1420</text:p>
          </table:table-cell>
          <table:table-cell office:value-type="string">
            <text:p>Dilum Thalpitiya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783">
            <text:p>1783</text:p>
          </table:table-cell>
          <table:table-cell office:value-type="string">
            <text:p>Lakshan Galabada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538">
            <text:p>1538</text:p>
          </table:table-cell>
          <table:table-cell office:value-type="string">
            <text:p>Theja Thushari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902">
            <text:p>902</text:p>
          </table:table-cell>
          <table:table-cell office:value-type="string">
            <text:p>Chalana Senarath</text:p>
          </table:table-cell>
          <table:table-cell office:value-type="string">
            <text:p>Resign</text:p>
          </table:table-cell>
          <table:table-cell table:number-columns-repeated="1020"/>
        </table:table-row>
        <table:table-row table:style-name="ro7">
          <table:table-cell/>
          <table:table-cell office:value-type="float" office:value="1544">
            <text:p>1544</text:p>
          </table:table-cell>
          <table:table-cell office:value-type="string">
            <text:p>Sumedha Gomes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478">
            <text:p>1478</text:p>
          </table:table-cell>
          <table:table-cell office:value-type="string">
            <text:p>Ramachandran Aravintha</text:p>
          </table:table-cell>
          <table:table-cell table:number-columns-repeated="1021"/>
        </table:table-row>
      </table:table>
      <table:table table:name="Sheet3" table:style-name="ta3" table:print="false">
        <table:table-column table:style-name="co16" table:number-columns-repeated="1024" table:default-cell-style-name="Default"/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5000" number:language="en" number:country="US">
      <number:number number:min-integer-digits="1"/>
    </number:number-style>
    <number:number-style style:name="N121">
      <number:number number:decimal-places="0" number:min-integer-digits="12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currency-style style:name="N514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5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5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time-style style:name="N5146" number:language="en" number:country="US">
      <number:minutes number:style="long"/>
      <number:text>:</number:text>
      <number:seconds number:style="long"/>
    </number:time-style>
    <number:time-style style:name="N5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8" number:language="en" number:country="US">
      <number:minutes number:style="long"/>
      <number:text>:</number:text>
      <number:seconds number:style="long" number:decimal-places="1"/>
    </number:time-style>
    <number:number-style style:name="N514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4" style:display-name="Comma 4" style:family="table-cell" style:parent-style-name="Default" style:data-style-name="N120"/>
    <style:style style:name="Normal_20_2" style:display-name="Normal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0" style:display-name="Normal 2 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1" style:display-name="Normal 2 1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2" style:display-name="Normal 2 1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3" style:display-name="Normal 2 1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4" style:display-name="Normal 2 1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5" style:display-name="Normal 2 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6" style:display-name="Normal 2 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7" style:display-name="Normal 2 1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8" style:display-name="Normal 2 1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9" style:display-name="Normal 2 1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0" style:display-name="Normal 2 2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1" style:display-name="Normal 2 2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2" style:display-name="Normal 2 2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3" style:display-name="Normal 2 2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4" style:display-name="Normal 2 2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5" style:display-name="Normal 2 2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6" style:display-name="Normal 2 2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7" style:display-name="Normal 2 2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8" style:display-name="Normal 2 2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9" style:display-name="Normal 2 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0" style:display-name="Normal 2 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1" style:display-name="Normal 2 3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2" style:display-name="Normal 2 3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3" style:display-name="Normal 2 3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4" style:display-name="Normal 2 3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5" style:display-name="Normal 2 3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5" style:display-name="Normal 2 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6" style:display-name="Normal 2 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7" style:display-name="Normal 2 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8" style:display-name="Normal 2 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9" style:display-name="Normal 2 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" style:display-name="Normal 3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0"/>
    <style:style style:name="Untitled1" style:family="table-cell" style:parent-style-name="Default">
      <style:table-cell-properties fo:background-color="#eff7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1">10/01/2013</text:date>, <text:time>12:5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utsourced" style:display-name="PageStyle_Outsourc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manant" style:display-name="PageStyle_Perma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3-10-01T12:59:36.37</dc:date>
    <meta:editing-duration>PT00H28M39S</meta:editing-duration>
    <meta:editing-cycles>26</meta:editing-cycles>
    <meta:document-statistic meta:table-count="3" meta:cell-count="321" meta:object-count="0"/>
  </office:meta>
</office:document-meta>
</file>